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2dadd9" officeooo:paragraph-rsid="002dadd9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fd97d" officeooo:paragraph-rsid="000fd97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0fd97d" officeooo:paragraph-rsid="000fd97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font-weight="bold" officeooo:rsid="00173d36" officeooo:paragraph-rsid="00173d36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3a5a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73d36" officeooo:paragraph-rsid="00173d36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73d36" officeooo:paragraph-rsid="0020b146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3a5ad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officeooo:rsid="002ae293" officeooo:paragraph-rsid="000ff9f8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style="normal" fo:font-weight="normal" officeooo:rsid="00308f86" officeooo:paragraph-rsid="00308f86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officeooo:rsid="0013a5ad" officeooo:paragraph-rsid="0013a5ad"/>
    </style:style>
    <style:style style:name="P12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3a5ad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fo:font-weight="normal" officeooo:rsid="0030cbd6" officeooo:paragraph-rsid="0030cbd6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308f86"/>
    </style:style>
    <style:style style:name="T2" style:family="text">
      <style:text-properties officeooo:rsid="0020b146"/>
    </style:style>
    <style:style style:name="T3" style:family="text">
      <style:text-properties officeooo:rsid="002bf5b0"/>
    </style:style>
    <style:style style:name="T4" style:family="text">
      <style:text-properties officeooo:rsid="002dacc8"/>
    </style:style>
    <style:style style:name="T5" style:family="text">
      <style:text-properties officeooo:rsid="002dad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reball autònom <text:span text:style-name="T5">01</text:span></text:p>
      <text:p text:style-name="P4"/>
      <text:p text:style-name="P6">Si no s'indica una altra cosa, el format d'entrega de tasques és en document PDF.</text:p>
      <text:p text:style-name="P3"/>
      <text:p text:style-name="P7">Cad<text:span text:style-name="T2">a</text:span> dia de retrad en l'entrega resta 0,5 punts de la nota.</text:p>
      <text:p text:style-name="P7"/>
      <text:p text:style-name="P5">Tasca 1:</text:p>
      <text:p text:style-name="P8"/>
      <text:p text:style-name="P10">Fes un presupost del material necessari per fer el tub de coure de 15 mm de diàmetre mostrat a la pàgina 3 del esquema <text:a xlink:type="simple" xlink:href="https://paulinoposada.github.io/web_fred/web_fred_25_26/documents/practica_soldadura_blanda.pdf">pràctica soldadura tova</text:a>. </text:p>
      <text:p text:style-name="P8"/>
      <text:p text:style-name="P13">Indica el nom de l'empresa subministradora del material, que ha de tenir oficina de venda de material a Mallorca.</text:p>
      <text:p text:style-name="P8"/>
      <text:p text:style-name="P8">Envia <text:span text:style-name="T1">el presupost per</text:span> corrreu electrònic a <text:a xlink:type="simple" xlink:href="mailto:pposada@cifpnauticopesquera.es" text:style-name="Internet_20_link">pposada@cifpnauticopesquera.es</text:a></text:p>
      <text:p text:style-name="P8"/>
      <text:p text:style-name="P11"/>
      <text:p text:style-name="P8">El termini d'entrega és di<text:span text:style-name="T1">mecres</text:span> <text:span text:style-name="T4">08</text:span>/<text:span text:style-name="T1">10</text:span>/2<text:span text:style-name="T3">5</text:span></text:p>
      <text:p text:style-name="P5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dadd9" officeooo:paragraph-rsid="002dadd9"/>
    </style:style>
    <style:style style:name="MT1" style:family="text">
      <style:text-properties officeooo:rsid="00308f8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tab/>Instal·lacions frigorífiques - G<text:span text:style-name="MT1">S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10-01T21:04:26.222745265</dc:date>
    <meta:editing-duration>PT16M52S</meta:editing-duration>
    <meta:editing-cycles>40</meta:editing-cycles>
    <meta:document-statistic meta:table-count="0" meta:image-count="0" meta:object-count="0" meta:page-count="1" meta:paragraph-count="9" meta:word-count="96" meta:character-count="573" meta:non-whitespace-character-count="483"/>
  </office:meta>
</office:document-meta>
</file>